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.00.0000</text:date>, <text:time style:data-style-name="N2" text:time-value="08:09:03.309377485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08:57:06.265600120</meta:creation-date>
    <dc:date>2024-08-31T10:30:56.334342449</dc:date>
    <meta:editing-duration>PT12H1M33S</meta:editing-duration>
    <meta:editing-cycles>15</meta:editing-cycles>
    <meta:generator>LibreOffice/24.8.0.3$Linux_X86_64 LibreOffice_project/480$Build-3</meta:generator>
    <meta:document-statistic meta:table-count="1" meta:cell-count="835" meta:object-count="0"/>
  </office:meta>
</office:document-meta>
</file>